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Text_20_body">
      <style:text-properties fo:color="#000000" loext:opacity="100%" officeooo:rsid="00121f51" officeooo:paragraph-rsid="00121f51"/>
    </style:style>
    <style:style style:name="P118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00a933" style:font-size-asian="16pt" style:font-size-complex="16pt"/>
    </style:style>
    <style:style style:name="P1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1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ad276"/>
    </style:style>
    <style:style style:name="P12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be7cf"/>
    </style:style>
    <style:style style:name="P123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4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 officeooo:paragraph-rsid="001ff211"/>
    </style:style>
    <style:style style:name="P125" style:family="paragraph" style:parent-style-name="Text_20_body">
      <style:text-properties officeooo:paragraph-rsid="00121f51"/>
    </style:style>
    <style:style style:name="P126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27" style:family="paragraph" style:parent-style-name="Text_20_body" style:list-style-name="L48">
      <style:paragraph-properties fo:margin-left="0cm" fo:margin-right="0cm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28" style:family="paragraph" style:parent-style-name="Text_20_body">
      <style:text-properties fo:color="#000000" loext:opacity="100%" fo:font-size="16pt" officeooo:rsid="00121f51" officeooo:paragraph-rsid="00121f51" style:font-size-asian="16pt" style:font-size-complex="16pt"/>
    </style:style>
    <style:style style:name="P129" style:family="paragraph" style:parent-style-name="Text_20_body">
      <style:text-properties fo:color="#000000" loext:opacity="100%" fo:font-size="16pt" officeooo:rsid="0022c7f2" officeooo:paragraph-rsid="0022c7f2" fo:background-color="#ffff6d" style:font-size-asian="16pt" style:font-size-complex="16pt"/>
    </style:style>
    <style:style style:name="P130" style:family="paragraph" style:parent-style-name="Text_20_body">
      <style:text-properties fo:color="#000000" loext:opacity="100%" fo:font-size="16pt" officeooo:rsid="0022c7f2" officeooo:paragraph-rsid="0022c7f2" style:font-size-asian="16pt" style:font-size-complex="16pt"/>
    </style:style>
    <style:style style:name="P131" style:family="paragraph" style:parent-style-name="Text_20_body">
      <style:text-properties fo:color="#000000" loext:opacity="100%" fo:font-size="16pt" fo:font-weight="bold" officeooo:rsid="0022c7f2" officeooo:paragraph-rsid="0022c7f2" style:font-size-asian="16pt" style:font-weight-asian="bold" style:font-size-complex="16pt" style:font-weight-complex="bold"/>
    </style:style>
    <style:style style:name="P132" style:family="paragraph" style:parent-style-name="Preformatted_20_Text">
      <style:text-properties fo:color="#000000" loext:opacity="100%" fo:font-size="16pt" officeooo:rsid="00121f51" officeooo:paragraph-rsid="00121f51" style:font-size-asian="16pt" style:font-size-complex="16pt"/>
    </style:style>
    <style:style style:name="P133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style:font-size-asian="16pt" style:font-size-complex="16pt"/>
    </style:style>
    <style:style style:name="P134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officeooo:paragraph-rsid="002686c9" style:font-size-asian="16pt" style:font-size-complex="16pt"/>
    </style:style>
    <style:style style:name="P135" style:family="paragraph" style:parent-style-name="Text_20_body">
      <style:text-properties fo:color="#000000" loext:opacity="100%" fo:font-size="16pt" fo:font-weight="bold" officeooo:rsid="0022c7f2" officeooo:paragraph-rsid="00275602" style:font-size-asian="16pt" style:font-weight-asian="bold" style:font-size-complex="16pt" style:font-weight-complex="bold"/>
    </style:style>
    <style:style style:name="P136" style:family="paragraph" style:parent-style-name="Text_20_body">
      <style:text-properties fo:color="#000000" loext:opacity="100%" fo:font-size="16pt" officeooo:rsid="00121f51" officeooo:paragraph-rsid="0024cc0c" style:font-size-asian="16pt" style:font-size-complex="16pt"/>
    </style:style>
    <style:style style:name="P137" style:family="paragraph" style:parent-style-name="Text_20_body">
      <style:text-properties fo:color="#000000" loext:opacity="100%" fo:font-size="16pt" officeooo:rsid="0024cc0c" officeooo:paragraph-rsid="0024cc0c" fo:background-color="#ffff6d" style:font-size-asian="16pt" style:font-size-complex="16pt"/>
    </style:style>
    <style:style style:name="P138" style:family="paragraph" style:parent-style-name="Text_20_body">
      <style:text-properties fo:color="#000000" loext:opacity="100%" fo:font-size="16pt" officeooo:rsid="0024cc0c" officeooo:paragraph-rsid="0024cc0c" fo:background-color="#5aaef7" style:font-size-asian="16pt" style:font-size-complex="16pt"/>
    </style:style>
    <style:style style:name="P139" style:family="paragraph" style:parent-style-name="Text_20_body">
      <style:text-properties fo:color="#000000" loext:opacity="100%" fo:font-size="16pt" officeooo:rsid="00121f51" officeooo:paragraph-rsid="0024cc0c" fo:background-color="#5983b0" style:font-size-asian="16pt" style:font-size-complex="16pt"/>
    </style:style>
    <style:style style:name="P140" style:family="paragraph" style:parent-style-name="Text_20_body">
      <style:text-properties fo:color="#000000" loext:opacity="100%" fo:font-size="16pt" fo:font-weight="bold" officeooo:rsid="00121f51" officeooo:paragraph-rsid="0024cc0c" style:font-size-asian="16pt" style:font-weight-asian="bold" style:font-size-complex="16pt" style:font-weight-complex="bold"/>
    </style:style>
    <style:style style:name="P141" style:family="paragraph" style:parent-style-name="Text_20_body">
      <style:text-properties fo:color="#000000" loext:opacity="100%" fo:font-size="16pt" fo:font-weight="bold" officeooo:rsid="00121f51" officeooo:paragraph-rsid="00121f51" style:font-size-asian="16pt" style:font-weight-asian="bold" style:font-size-complex="16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officeooo:rsid="002843ed"/>
    </style:style>
    <style:style style:name="T8" style:family="text">
      <style:text-properties fo:font-size="20pt" fo:background-color="#ffff00" loext:char-shading-value="0" style:font-size-asian="20pt" style:font-size-complex="20pt"/>
    </style:style>
    <style:style style:name="T9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10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3" style:family="text">
      <style:text-properties fo:font-size="16pt" fo:background-color="#00a933" loext:char-shading-value="0" style:font-size-asian="16pt" style:font-size-complex="16pt"/>
    </style:style>
    <style:style style:name="T14" style:family="text">
      <style:text-properties fo:font-size="16pt" fo:background-color="#ffffff" loext:char-shading-value="0" style:font-size-asian="16pt" style:font-size-complex="16pt"/>
    </style:style>
    <style:style style:name="T15" style:family="text">
      <style:text-properties fo:background-color="#ffffff" loext:char-shading-value="0"/>
    </style:style>
    <style:style style:name="T16" style:family="text">
      <style:text-properties style:font-name="Liberation Mono" style:font-name-asian="NSimSun" style:font-name-complex="Liberation Mono"/>
    </style:style>
    <style:style style:name="T17" style:family="text">
      <style:text-properties fo:color="#000000" loext:opacity="100%" fo:font-size="16pt" officeooo:rsid="00121f51" fo:background-color="#ffffff" loext:char-shading-value="0" style:font-size-asian="16pt" style:font-size-complex="16pt"/>
    </style:style>
    <style:style style:name="T18" style:family="text">
      <style:text-properties fo:color="#000000" loext:opacity="100%" fo:font-size="16pt" officeooo:rsid="001aa3da" fo:background-color="#00a933" loext:char-shading-value="0" style:font-size-asian="16pt" style:font-size-complex="16pt"/>
    </style:style>
    <style:style style:name="T19" style:family="text">
      <style:text-properties fo:color="#000000" loext:opacity="100%" style:font-name="Liberation Mono" fo:font-size="16pt" officeooo:rsid="001aa3da" fo:background-color="#00a933" loext:char-shading-value="0" style:font-name-asian="NSimSun" style:font-size-asian="16pt" style:font-name-complex="Liberation Mono" style:font-size-complex="16pt"/>
    </style:style>
    <style:style style:name="T20" style:family="text">
      <style:text-properties fo:color="#000000" loext:opacity="100%" fo:font-size="16pt" officeooo:rsid="001aa3da" fo:background-color="#ffffff" loext:char-shading-value="0" style:font-size-asian="16pt" style:font-size-complex="16pt"/>
    </style:style>
    <style:style style:name="T21" style:family="text">
      <style:text-properties fo:color="#000000" loext:opacity="100%" style:font-name="Liberation Mono" fo:font-size="16pt" officeooo:rsid="00121f51" fo:background-color="#ffffff" loext:char-shading-value="0" style:font-name-asian="NSimSun" style:font-size-asian="16pt" style:font-name-complex="Liberation Mono" style:font-size-complex="16pt"/>
    </style:style>
    <style:style style:name="T22" style:family="text">
      <style:text-properties fo:font-size="20pt" officeooo:rsid="001be7cf" fo:background-color="#00a933" loext:char-shading-value="0" style:font-size-asian="20pt" style:font-size-complex="20pt"/>
    </style:style>
    <style:style style:name="T23" style:family="text">
      <style:text-properties fo:font-size="20pt" officeooo:rsid="001be7cf" style:font-size-asian="20pt" style:font-size-complex="20pt"/>
    </style:style>
    <style:style style:name="T24" style:family="text">
      <style:text-properties fo:font-size="16pt" fo:font-weight="bold" officeooo:rsid="001ff211" fo:background-color="#ffff6d" loext:char-shading-value="0" style:font-size-asian="16pt" style:font-weight-asian="bold" style:font-size-complex="16pt" style:font-weight-complex="bold"/>
    </style:style>
    <style:style style:name="T25" style:family="text">
      <style:text-properties fo:color="#000000" loext:opacity="100%" fo:font-size="16pt" officeooo:rsid="00121f51" style:font-size-asian="16pt" style:font-size-complex="16pt"/>
    </style:style>
    <style:style style:name="T26" style:family="text">
      <style:text-properties fo:color="#000000" loext:opacity="100%" fo:font-size="16pt" officeooo:rsid="001ff211" style:font-size-asian="16pt" style:font-size-complex="16pt"/>
    </style:style>
    <style:style style:name="T27" style:family="text">
      <style:text-properties fo:font-variant="normal" fo:text-transform="none" fo:color="#34363d" loext:opacity="100%" fo:font-family="Inter, 'Inter Fallback', ui-sans-serif, system-ui, sans-serif" fo:font-size="18pt" fo:letter-spacing="normal" fo:font-style="normal" fo:font-weight="normal" style:font-size-asian="18pt" style:font-size-complex="18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/>
    </style:style>
    <style:style style:name="T30" style:family="text">
      <style:text-properties fo:background-color="#ffff6d" loext:char-shading-value="0"/>
    </style:style>
    <style:style style:name="T31" style:family="text">
      <style:text-properties fo:background-color="#ff7b59" loext:char-shading-value="0"/>
    </style:style>
    <style:style style:name="T32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background-color="#ffffff" loext:char-shading-value="0"/>
    </style:style>
    <style:style style:name="T33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<text:span text:style-name="T7">2</text:span>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8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9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8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10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8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T11"><text:line-break/></text:span><text:span text:style-name="Strong_20_Emphasis"><text:span text:style-name="T12">Enviar para o GitHub:</text:span></text:span></text:p>
      <text:p text:style-name="P117"><text:span text:style-name="Strong_20_Emphasis"><text:span text:style-name="T13"/></text:span></text:p>
      <text:p text:style-name="P117"><text:span text:style-name="Strong_20_Emphasis"><text:span text:style-name="T14">Adicionar os arquivos alterados:</text:span></text:span></text:p>
      <text:list text:style-name="L45">
        <text:list-header>
          <text:p text:style-name="P118"><text:span text:style-name="Source_20_Text"><text:span text:style-name="T15">git add .</text:span></text:span></text:p>
        </text:list-header>
      </text:list>
      <text:p text:style-name="P117"><text:span text:style-name="Strong_20_Emphasis"><text:span text:style-name="T14">Criar um commit com uma mensagem descritiva:</text:span></text:span></text:p>
      <text:p text:style-name="P119"><text:span text:style-name="Source_20_Text">git commit -m "Atualizando scripts “</text:span></text:p>
      <text:p text:style-name="P119"><text:span text:style-name="Source_20_Text"/></text:p>
      <text:p text:style-name="P120"><text:span text:style-name="Strong_20_Emphasis"><text:span text:style-name="T16">Enviar para o GitHub:</text:span></text:span></text:p>
      <text:list text:style-name="L46">
        <text:list-header>
          <text:p text:style-name="P121"><text:span text:style-name="Source_20_Text"><text:span text:style-name="T17">git push origin main<text:line-break/><text:line-break/></text:span></text:span><text:span text:style-name="Source_20_Text"><text:span text:style-name="T18">ATUALIZAR UM ARQUIVO GRANDE VIA </text:span></text:span><text:span text:style-name="Source_20_Text"><text:span text:style-name="T19">Script para encontrar e corrigir:</text:span></text:span></text:p>
        </text:list-header>
        <text:list-item>
          <text:p text:style-name="P121"><text:span text:style-name="Source_20_Text"><text:span text:style-name="T20"><text:line-break/></text:span></text:span><text:span text:style-name="Source_20_Text"><text:span text:style-name="Strong_20_Emphasis"><text:span text:style-name="T21"> baixe via script:</text:span></text:span></text:span></text:p>
        </text:list-item>
      </text:list>
      <text:p text:style-name="P122"><text:span text:style-name="Strong_20_Emphasis"><text:span text:style-name="T22">Abaixar lista de arquivos </text:span></text:span></text:p>
      <text:p text:style-name="P122"><text:span text:style-name="Strong_20_Emphasis"><text:span text:style-name="T23">Get-ChildItem *.py | Select-Object Name<text:line-break/><text:line-break/><text:line-break/></text:span></text:span></text:p>
      <text:p text:style-name="P119"><text:span text:style-name="Source_20_Text"/></text:p>
      <text:p text:style-name="P119"><text:span text:style-name="Source_20_Text"/></text:p>
      <text:p text:style-name="P117"><text:soft-page-break/><text:span text:style-name="Strong_20_Emphasis"><text:span text:style-name="T14"/></text:span></text:p>
      <text:list text:style-name="L47">
        <text:list-header>
          <text:p text:style-name="P123"/>
          <text:p text:style-name="P124"><text:span text:style-name="Source_20_Text"><text:span text:style-name="T24">RESUMOS COMPRIMIDOS PARA IA </text:span></text:span></text:p>
        </text:list-header>
      </text:list>
      <text:p text:style-name="P125"><text:span text:style-name="T25">ideia, por exem</text:span><text:span text:style-name="T26">p</text:span><text:span text:style-name="T25">lo de um resumo do mercado com informações importantes para a IA ler, talvez enviar de 30 em 30 minutos <text:s/>, o importante é que a IA, tenha uma base comprimida de dados para ajudar na analise e servir como histórico resumido do mercado <text:s/>para poder acessar e tomar decisões diante dos dados em tempo real do momento. Ajudando na memorização dos dados e aprendizados, pra que a IA retorne uma analise mais assertiva diante de informações que ela possa acessar pra fazer a leitura do mercado, dados importantes que poderia ser acessados pela IA para saber que dir</text:span><text:span text:style-name="T26">e</text:span><text:span text:style-name="T25">ção , fraqueza do mercado , areas importante, regiões de resistência e por ai vai........Não so</text:span><text:span text:style-name="T26">m</text:span><text:span text:style-name="T25">ete receber os dados do momento, mas ter acessos aos dados que ja foram processados durante o correr do dia todo e enviando esses resumos a IA fica informada não somente em tempo real mais sobre o histórico de dados que ja foram processados , informações importantes de regioes , áreas de interesses , defesa e etc.......... é somente uma idei</text:span><text:span text:style-name="T26">a </text:span><text:span text:style-name="T25"><text:s/>resumida , podendo ser aprimorada <text:line-break/></text:span><text:span text:style-name="T27">A IA </text:span><text:span text:style-name="Strong_20_Emphasis"><text:span text:style-name="T28">não olha só pro momento</text:span></text:span><text:span text:style-name="T27">, ela vê:</text:span></text:p>
      <text:list text:style-name="L48">
        <text:list-item>
          <text:p text:style-name="P126">Como o dia está se comportando,</text:p>
        </text:list-item>
        <text:list-item>
          <text:p text:style-name="P126">Se a movimentação atual está contra ou a favor do dia,</text:p>
        </text:list-item>
        <text:list-item>
          <text:p text:style-name="P126">Quais níveis já foram testados ou estão perto,</text:p>
        </text:list-item>
        <text:list-item>
          <text:p text:style-name="P127">Como tem sido o fluxo e volatilidade até agora</text:p>
        </text:list-item>
      </text:list>
      <text:p text:style-name="P128"/>
      <text:p text:style-name="P128"/>
      <text:p text:style-name="P128"/>
      <text:p text:style-name="P128"/>
      <text:p text:style-name="P128"/>
      <text:p text:style-name="P128"/>
      <text:p text:style-name="P129"><text:soft-page-break/>ABRIR TERMINAL UBUNTO</text:p>
      <text:p text:style-name="P130"/>
      <text:p text:style-name="P131"><text:span text:style-name="T29">ssh -i "C:\Users\Micro\Documents\Visual Studio\ssh\ssh-key-2025-12-14.key" ubuntu@64.181.176.49</text:span> </text:p>
      <text:p text:style-name="P130"/>
      <text:p text:style-name="P132"><text:span text:style-name="Source_20_Text"><text:span text:style-name="T30"># entrar na pasta do projeto</text:span></text:span></text:p>
      <text:p text:style-name="P133"><text:span text:style-name="Source_20_Text">cd ~/robo_sistema.binace.api</text:span></text:p>
      <text:p text:style-name="P128"/>
      <text:p text:style-name="P132"><text:span text:style-name="Source_20_Text"><text:span text:style-name="T30"># ver se o bot está rodando</text:span></text:span></text:p>
      <text:p text:style-name="P133"><text:span text:style-name="Source_20_Text">sudo docker ps</text:span></text:p>
      <text:p text:style-name="P128"/>
      <text:p text:style-name="P132"><text:span text:style-name="Source_20_Text"><text:span text:style-name="T30"># ver logs ao vivo</text:span></text:span></text:p>
      <text:p text:style-name="P134"><text:span text:style-name="Source_20_Text">sudo docker logs -f market_bot_prod <text:s text:c="2"/></text:span></text:p>
      <text:p text:style-name="P134"><text:span text:style-name="Source_20_Text"># Ctrl+C pra sair</text:span></text:p>
      <text:p text:style-name="P128"/>
      <text:p text:style-name="P132"><text:span text:style-name="Source_20_Text"><text:span text:style-name="T31"># parar o bot</text:span></text:span></text:p>
      <text:p text:style-name="P132"><text:span text:style-name="Source_20_Text"><text:span text:style-name="T31"/></text:span></text:p>
      <text:p text:style-name="P135"><text:span text:style-name="Source_20_Text"><text:span text:style-name="T32">ssh -i "C:\Users\Micro\Documents\Visual Studio\ssh\ssh-key-2025-12-14.key" ubuntu@64.181.176.49</text:span></text:span><text:span text:style-name="Source_20_Text"><text:span text:style-name="T15"> </text:span></text:span></text:p>
      <text:p text:style-name="P133"><text:span text:style-name="Source_20_Text">sudo docker compose down</text:span></text:p>
      <text:p text:style-name="P128"/>
      <text:p text:style-name="P132"><text:span text:style-name="Source_20_Text"><text:span text:style-name="T30"># subir o bot (após mudar código ou .env)</text:span></text:span></text:p>
      <text:p text:style-name="P132"><text:span text:style-name="Source_20_Text">sudo docker compose up -d --build</text:span></text:p>
      <text:p text:style-name="P132"><text:span text:style-name="Source_20_Text"/></text:p>
      <text:p text:style-name="P136"><text:line-break/><text:line-break/> </text:p>
      <text:p text:style-name="P136"/>
      <text:p text:style-name="P136"/>
      <text:p text:style-name="P136"/>
      <text:p text:style-name="P137"><text:soft-page-break/></text:p>
      <text:p text:style-name="P138">COMANDOS PARA SALVAR OS ARQUIOS QUE FORAM <text:s text:c="2"/>GERADOS NA NUVEM </text:p>
      <text:p text:style-name="P139"/>
      <text:p text:style-name="P140">cd "C:\Users\Micro\Documents\Visual Studio\exports_nuvem"</text:p>
      <text:p text:style-name="P141"><text:s/>$KEY = "C:\Users\Micro\Documents\Visual Studio\ssh\ssh-key-2025-12-14.key"</text:p>
      <text:p text:style-name="P128"><text:s text:c="2"/><text:span text:style-name="T33">$REMOTE="ubuntu@64.181.176.49:/home/ubuntu/robo_sistema.binace.api/</text:span></text:p>
      <text:p text:style-name="P141"><text:s/>scp -i $KEY $REMOTE .</text:p>
      <text:p text:style-name="P141"><text:s/>di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6-01-03T12:03:49.246976300</dc:date>
    <meta:editing-duration>PT15H59M54S</meta:editing-duration>
    <meta:editing-cycles>23</meta:editing-cycles>
    <meta:generator>LibreOffice/25.8.1.1$Windows_X86_64 LibreOffice_project/54047653041915e595ad4e45cccea684809c77b5</meta:generator>
    <meta:document-statistic meta:table-count="0" meta:image-count="0" meta:object-count="0" meta:page-count="32" meta:paragraph-count="798" meta:word-count="4434" meta:character-count="32331" meta:non-whitespace-character-count="27322"/>
  </office:meta>
</office:document-meta>
</file>